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desc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803: "* \"Abfallball\" - Ein kleiner Ball voller angesammelter Dingen./%",</text:p>
          </table:table-cell>
          <table:table-cell table:number-columns-repeated="7"/>
          <table:table-cell office:value-type="string" calcext:value-type="string">
            <text:p>Zeilennummer 3803: "* \"Ball of Junk\" - A small ball of accumulated thing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Abfallball\" - Ein kleiner Ball voller angesammelter Dingen./",</text:p>
          </table:table-cell>
          <table:table-cell table:number-columns-repeated="7"/>
          <table:table-cell office:value-type="string" calcext:value-type="string">
            <text:p>Zeilennummer 3803: "* \"Ball of Junk\" - A small ball of accumulated thing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Es riecht nach kratz'n'rich Marshmallow Stickers./%",</text:p>
          </table:table-cell>
          <table:table-cell table:number-columns-repeated="7"/>
          <table:table-cell office:value-type="string" calcext:value-type="string">
            <text:p>Zeilennummer 3803: "* It smells like scratch'n'sniff marshmallow sticker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Halloweenstift\" - Waffe 1 AT&amp;* Orange-Schwarz-getupft./%",</text:p>
          </table:table-cell>
          <table:table-cell table:number-columns-repeated="7"/>
          <table:table-cell office:value-type="string" calcext:value-type="string">
            <text:p>Zeilennummer 3803: "* \"Halloween Pencil\" - Weapon 1 AT&amp;* Orange with black bats on i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Glücksstift\" - Waffe 1 AT&amp;* Bedeckt mit 'nem grünen Kleeblatt und Regenbogen./%",</text:p>
          </table:table-cell>
          <table:table-cell table:number-columns-repeated="7"/>
          <table:table-cell office:value-type="string" calcext:value-type="string">
            <text:p>Zeilennummer 3803: "* \"Lucky Pencil\" - Weapon 1 AT&amp;* Covered in green clovers and rainbow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Ei\" - Nicht wichtig^1, nicht unwichtig./%",</text:p>
          </table:table-cell>
          <table:table-cell table:number-columns-repeated="7"/>
          <table:table-cell office:value-type="string" calcext:value-type="string">
            <text:p>Zeilennummer 3803: "* \"Egg\" - Not too important^1, not too unimportan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Da ist eine kleine Scherbe in deiner Tasche./",</text:p>
          </table:table-cell>
          <table:table-cell table:number-columns-repeated="7"/>
          <table:table-cell office:value-type="string" calcext:value-type="string">
            <text:p>Zeilennummer 3803: "* There is a small shard of something in your pocke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Sie fühlt sich wie Glas an, aber.../%",</text:p>
          </table:table-cell>
          <table:table-cell table:number-columns-repeated="7"/>
          <table:table-cell office:value-type="string" calcext:value-type="string">
            <text:p>Zeilennummer 3803: "* It feels like glass, but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Dein Sehvermogen wird weniger./%",</text:p>
          </table:table-cell>
          <table:table-cell table:number-columns-repeated="7"/>
          <table:table-cell office:value-type="string" calcext:value-type="string">
            <text:p>Zeilennummer 3803: "* Your eyesight became blurry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Dein Herzschlag wird mehr./%",</text:p>
          </table:table-cell>
          <table:table-cell table:number-columns-repeated="7"/>
          <table:table-cell office:value-type="string" calcext:value-type="string">
            <text:p>Zeilennummer 3803: "* Your heartbeat quicken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Heiße Schokolade\" - Mit selbstgemachten Hasen Marshmallows./%",</text:p>
          </table:table-cell>
          <table:table-cell table:number-columns-repeated="7"/>
          <table:table-cell office:value-type="string" calcext:value-type="string">
            <text:p>Zeilennummer 3803: "* \"Hot Chocolate\" - Topped with home-made marshmallows in the shape of bunnie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Stift\" - Waffe 1 AT&amp;* Schärfer als ein Schwert?&amp;* Vielleicht eher schicker./%",</text:p>
          </table:table-cell>
          <table:table-cell table:number-columns-repeated="7"/>
          <table:table-cell office:value-type="string" calcext:value-type="string">
            <text:p>Zeilennummer 3803: "* \"Pencil\" - Weapon 1 AT&amp;* Mightier than a sword?&amp;* Maybe equal at bes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Verband\" - Heilt 10 HP&amp;* Da sind Cartoon charaktere drauf./%",</text:p>
          </table:table-cell>
          <table:table-cell table:number-columns-repeated="7"/>
          <table:table-cell office:value-type="string" calcext:value-type="string">
            <text:p>Zeilennummer 3803: "* \"Bandage\" - Heals 10 HP&amp;* It has cartoon characters on i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\"StrauB\" - Ein StrauB mit unglaublichen Blumen./",</text:p>
          </table:table-cell>
          <table:table-cell table:number-columns-repeated="7"/>
          <table:table-cell office:value-type="string" calcext:value-type="string">
            <text:p>Zeilennummer 3803: "* \"Bouquet\" - A bouquet of beautiful flowers in many color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03: "* Vielleicht^1, kann er irgendwo hingelifert werden./%",</text:p>
          </table:table-cell>
          <table:table-cell table:number-columns-repeated="7"/>
          <table:table-cell office:value-type="string" calcext:value-type="string">
            <text:p>Zeilennummer 3803: "* Perhaps it could be offered to someone./%",</text:p>
          </table:table-cell>
          <table:table-cell table:number-columns-repeated="8"/>
        </table:table-row>
      </table:table>
      <table:table table:name="litemname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794: "Heiße Schokolade",</text:p>
          </table:table-cell>
          <table:table-cell table:number-columns-repeated="2"/>
          <table:table-cell office:value-type="string" calcext:value-type="string">
            <text:p>Zeilennummer 3794: "Hot Chocolat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Stift",</text:p>
          </table:table-cell>
          <table:table-cell table:number-columns-repeated="2"/>
          <table:table-cell office:value-type="string" calcext:value-type="string">
            <text:p>Zeilennummer 3794: "Penci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Verband",</text:p>
          </table:table-cell>
          <table:table-cell table:number-columns-repeated="2"/>
          <table:table-cell office:value-type="string" calcext:value-type="string">
            <text:p>Zeilennummer 3794: "Bandag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Strauß",</text:p>
          </table:table-cell>
          <table:table-cell table:number-columns-repeated="2"/>
          <table:table-cell office:value-type="string" calcext:value-type="string">
            <text:p>Zeilennummer 3794: "Bouque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Abfallball",</text:p>
          </table:table-cell>
          <table:table-cell table:number-columns-repeated="2"/>
          <table:table-cell office:value-type="string" calcext:value-type="string">
            <text:p>Zeilennummer 3794: "Ball of Junk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Halloweenstift",</text:p>
          </table:table-cell>
          <table:table-cell table:number-columns-repeated="2"/>
          <table:table-cell office:value-type="string" calcext:value-type="string">
            <text:p>Zeilennummer 3794: "Halloween Penci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Glücksstift",</text:p>
          </table:table-cell>
          <table:table-cell table:number-columns-repeated="2"/>
          <table:table-cell office:value-type="string" calcext:value-type="string">
            <text:p>Zeilennummer 3794: "Lucky Penci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Ei",</text:p>
          </table:table-cell>
          <table:table-cell table:number-columns-repeated="2"/>
          <table:table-cell office:value-type="string" calcext:value-type="string">
            <text:p>Zeilennummer 3794: "Eg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794: "Glas",</text:p>
          </table:table-cell>
          <table:table-cell table:number-columns-repeated="2"/>
          <table:table-cell office:value-type="string" calcext:value-type="string">
            <text:p>Zeilennummer 3794: "Glass",</text:p>
          </table:table-cell>
          <table:table-cell table:number-columns-repeated="3"/>
        </table:table-row>
      </table:table>
      <table:table table:name="lrecoitem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3"/>
          <table:table-cell office:value-type="string" calcext:value-type="string">
            <text:p>Englisch</text:p>
          </table:table-cell>
          <table:table-cell table:number-columns-repeated="2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784: " &amp;",</text:p>
          </table:table-cell>
          <table:table-cell table:number-columns-repeated="3"/>
          <table:table-cell office:value-type="string" calcext:value-type="string">
            <text:p>Zeilennummer 5784: " &amp;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5784: "* Du heilst ~1 HP!/%",</text:p>
          </table:table-cell>
          <table:table-cell table:number-columns-repeated="3"/>
          <table:table-cell office:value-type="string" calcext:value-type="string">
            <text:p>Zeilennummer 5784: "* You recovered ~1 HP!/%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5784: "* Deine HP maximieren sich./%",</text:p>
          </table:table-cell>
          <table:table-cell table:number-columns-repeated="3"/>
          <table:table-cell office:value-type="string" calcext:value-type="string">
            <text:p>Zeilennummer 5784: "* Your HP was maxed out./%"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34:41.067000000</meta:creation-date>
    <dc:date>2023-06-18T23:38:02.947000000</dc:date>
    <meta:editing-duration>PT3M22S</meta:editing-duration>
    <meta:editing-cycles>2</meta:editing-cycles>
    <meta:generator>LibreOffice/7.4.3.2$Windows_X86_64 LibreOffice_project/1048a8393ae2eeec98dff31b5c133c5f1d08b890</meta:generator>
    <meta:document-statistic meta:table-count="3" meta:cell-count="63" meta:object-count="0"/>
  </office:meta>
</office:document-meta>
</file>